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9cm" fo:min-width="2.855cm"/>
    </style:style>
    <style:style style:name="gr7" style:family="graphic" style:parent-style-name="objectwithoutfill">
      <style:graphic-properties svg:stroke-width="0.051cm" svg:stroke-color="#8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4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1" fo:font-size="10pt" style:font-weight-asian="normal"/>
    </style:style>
    <style:style style:name="P3" style:family="paragraph">
      <style:text-properties style:font-name="Droid Sans1" fo:font-size="10pt" style:font-size-asian="14pt" style:font-weight-asian="normal" style:font-size-complex="14pt"/>
    </style:style>
    <style:style style:name="P4" style:family="paragraph">
      <style:paragraph-properties fo:text-align="center"/>
      <style:text-properties fo:font-size="8pt" style:font-size-asian="18pt" style:font-weight-asian="normal" style:font-size-complex="18pt"/>
    </style:style>
    <style:style style:name="P5" style:family="paragraph">
      <style:paragraph-properties fo:text-align="center"/>
      <style:text-properties style:font-name="Droid Sans1" fo:font-size="8pt" style:font-size-asian="18pt" style:font-weight-asian="normal" style:font-size-complex="18pt"/>
    </style:style>
    <style:style style:name="T1" style:family="text">
      <style:text-properties style:font-name="Droid Sans1" fo:font-size="10pt" style:font-weight-asian="normal"/>
    </style:style>
    <style:style style:name="T2" style:family="text">
      <style:text-properties style:font-name="Droid Sans1" fo:font-size="10pt" style:font-size-asian="14pt" style:font-weight-asian="normal" style:font-size-complex="14pt"/>
    </style:style>
    <style:style style:name="T3" style:family="text">
      <style:text-properties style:font-name="Droid Sans1" fo:font-size="10pt"/>
    </style:style>
    <style:style style:name="T4" style:family="text">
      <style:text-properties style:font-name="Droid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3.209cm" svg:height="0.776cm" svg:x="1.634cm" svg:y="6.32cm">
          <draw:glue-point draw:id="4" svg:x="-4.25cm" svg:y="-5.009cm"/>
          <draw:glue-point draw:id="5" svg:x="4.625cm" svg:y="-4.763cm"/>
          <draw:glue-point draw:id="6" svg:x="1.488cm" svg:y="-4.806cm"/>
          <draw:glue-point draw:id="7" svg:x="-1.812cm" svg:y="-5.012cm"/>
          <draw:glue-point draw:id="8" svg:x="0.805cm" svg:y="-4.806cm"/>
          <draw:glue-point draw:id="9" svg:x="2.019cm" svg:y="-5.012cm"/>
          <draw:glue-point draw:id="10" svg:x="3.423cm" svg:y="-4.806cm"/>
          <draw:glue-point draw:id="11" svg:x="-0.446cm" svg:y="-4.806cm"/>
          <draw:glue-point draw:id="12" svg:x="3.992cm" svg:y="-4.806cm"/>
          <draw:glue-point draw:id="13" svg:x="-1.015cm" svg:y="-4.806cm"/>
          <draw:glue-point draw:id="14" svg:x="-1.441cm" svg:y="5cm"/>
          <draw:glue-point draw:id="15" svg:x="-0.191cm" svg:y="5cm"/>
          <text:p text:style-name="P1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49cm" svg:height="0.51cm" svg:x="3.642cm" svg:y="5.189cm">
          <draw:glue-point draw:id="4" svg:x="0.265cm" svg:y="1.25cm"/>
          <text:p text:style-name="P1"><text:span text:style-name="T1">topic_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47cm" svg:height="0.51cm" svg:x="10.629cm" svg:y="3.921cm">
          <draw:glue-point draw:id="4" svg:x="-3.206cm" svg:y="4.96cm"/>
          <text:p text:style-name="P1"><text:span text:style-name="T1">topic_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.625cm" svg:y1="6.32cm" svg:x2="3.642cm" svg:y2="5.444cm" draw:start-shape="id1" draw:start-glue-point="4" draw:end-shape="id2" draw:end-glue-point="3" svg:d="m2625 6320v-876h1017" svg:viewBox="0 0 1018 877">
          <text:p/>
        </draw:connector>
        <draw:connector draw:style-name="gr3" draw:text-style-name="P2" draw:layer="layout" svg:x1="6.898cm" svg:y1="6.336cm" svg:x2="10.629cm" svg:y2="4.176cm" draw:start-shape="id1" draw:start-glue-point="13" draw:end-shape="id3" draw:end-glue-point="3" svg:d="m6898 6336v-2160h3731" svg:viewBox="0 0 3732 2161">
          <text:p/>
        </draw:connector>
        <draw:custom-shape draw:style-name="gr4" draw:text-style-name="P2" xml:id="id4" draw:id="id4" draw:layer="layout" svg:width="1.235cm" svg:height="0.459cm" svg:x="8.493cm" svg:y="5.191cm">
          <text:p text:style-name="P1"><text:span text:style-name="T1">fix_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649cm" svg:y1="6.336cm" svg:x2="8.493cm" svg:y2="5.42cm" draw:start-shape="id1" draw:start-glue-point="11" draw:end-shape="id4" draw:end-glue-point="3" svg:d="m7649 6336v-916h844" svg:viewBox="0 0 845 917">
          <text:p/>
        </draw:connector>
        <draw:connector draw:style-name="gr5" draw:text-style-name="P2" draw:layer="layout" svg:x1="12.176cm" svg:y1="4.176cm" svg:x2="14.347cm" svg:y2="6.339cm" draw:start-shape="id3" draw:start-glue-point="1" draw:end-shape="id1" draw:end-glue-point="5" svg:d="m12176 4176h2171v2163" svg:viewBox="0 0 2172 2164">
          <text:p/>
        </draw:connector>
        <draw:connector draw:style-name="gr5" draw:text-style-name="P2" draw:layer="layout" svg:x1="5.191cm" svg:y1="5.444cm" svg:x2="5.845cm" svg:y2="6.32cm" draw:start-shape="id2" draw:start-glue-point="1" draw:end-shape="id1" draw:end-glue-point="7" svg:d="m5191 5444h654v876" svg:viewBox="0 0 655 877">
          <text:p/>
        </draw:connector>
        <draw:frame draw:style-name="gr6" draw:text-style-name="P3" draw:layer="layout" svg:width="3.355cm" svg:height="1.179cm" svg:x="12.049cm" svg:y="2.996cm">
          <draw:text-box>
            <text:p><text:span text:style-name="T2">Merge down</text:span></text:p>
            <text:p><text:span text:style-name="T2">complete features</text:span></text:p>
          </draw:text-box>
        </draw:frame>
        <draw:connector draw:style-name="gr7" draw:text-style-name="P2" draw:layer="layout" svg:x1="10.904cm" svg:y1="6.32cm" svg:x2="10.907cm" svg:y2="4.428cm" draw:start-shape="id1" draw:start-glue-point="9" draw:end-shape="id3" draw:end-glue-point="4" svg:d="m10904 6320v-944h3v-948" svg:viewBox="0 0 4 1893">
          <text:p/>
        </draw:connector>
        <draw:frame draw:style-name="gr8" draw:text-style-name="P3" draw:layer="layout" svg:width="3.039cm" svg:height="0.662cm" svg:x="10.906cm" svg:y="5.164cm">
          <draw:text-box>
            <text:p><text:span text:style-name="T2">Merge up fixes</text:span></text:p>
          </draw:text-box>
        </draw:frame>
        <draw:connector draw:style-name="gr5" draw:text-style-name="P2" draw:layer="layout" svg:x1="9.728cm" svg:y1="5.42cm" svg:x2="10.203cm" svg:y2="6.336cm" draw:start-shape="id4" draw:start-glue-point="1" draw:end-shape="id1" draw:end-glue-point="6" svg:d="m9728 5420h475v916" svg:viewBox="0 0 476 917">
          <text:p/>
        </draw:connector>
        <draw:custom-shape draw:style-name="gr9" draw:text-style-name="P1" xml:id="id5" draw:id="id5" draw:layer="layout" svg:width="1.397cm" svg:height="0.508cm" svg:x="5.699cm" svg:y="7.477cm">
          <text:p text:style-name="P1"><text:span text:style-name="T3">3.0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6.461cm" svg:y1="7.477cm" svg:x2="6.461cm" svg:y2="6.334cm">
          <text:p/>
        </draw:line>
        <draw:custom-shape draw:style-name="gr4" draw:text-style-name="P2" xml:id="id6" draw:id="id6" draw:layer="layout" svg:width="1.235cm" svg:height="0.459cm" svg:x="7.385cm" svg:y="8.366cm">
          <text:p text:style-name="P1"><text:span text:style-name="T1">fix_b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6.397cm" svg:y1="7.985cm" svg:x2="7.385cm" svg:y2="8.595cm" draw:start-shape="id5" draw:start-glue-point="2" draw:end-shape="id6" draw:end-glue-point="3" svg:d="m6397 7985v610h988" svg:viewBox="0 0 989 611">
          <text:p/>
        </draw:connector>
        <draw:custom-shape draw:style-name="gr9" draw:text-style-name="P1" draw:layer="layout" svg:width="1.397cm" svg:height="0.508cm" svg:x="7.985cm" svg:y="9.255cm">
          <text:p text:style-name="P1"><text:span text:style-name="T3">3.0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8.62cm" svg:y1="9.255cm" svg:x2="8.62cm" svg:y2="8.366cm">
          <text:p/>
        </draw:line>
        <draw:connector draw:style-name="gr5" draw:text-style-name="P2" draw:layer="layout" svg:x1="8.002cm" svg:y1="8.366cm" svg:x2="7.986cm" svg:y2="7.096cm" draw:start-shape="id6" draw:start-glue-point="0" draw:end-shape="id1" draw:end-glue-point="15" svg:d="m8002 8366v-635h-16v-635" svg:viewBox="0 0 17 1271">
          <text:p/>
        </draw:connector>
        <draw:custom-shape draw:style-name="gr4" draw:text-style-name="P5" draw:layer="layout" svg:width="1.845cm" svg:height="0.334cm" svg:x="1.635cm" svg:y="8.034cm">
          <text:p text:style-name="P4"><text:span text:style-name="T4">Bugfix branch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845cm" svg:height="0.37cm" svg:x="1.635cm" svg:y="8.511cm">
          <draw:glue-point draw:id="4" svg:x="-3.206cm" svg:y="4.96cm"/>
          <text:p text:style-name="P4"><text:span text:style-name="T4">Topic branch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014cm" svg:height="0.369cm" svg:x="1.635cm" svg:y="9.013cm">
          <text:p text:style-name="P4"><text:span text:style-name="T4">T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.397cm" svg:height="0.508cm" svg:x="13.573cm" svg:y="7.477cm">
          <text:p text:style-name="P1"><text:span text:style-name="T3">3.1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4.335cm" svg:y1="7.477cm" svg:x2="14.335cm" svg:y2="6.207cm">
          <text:p/>
        </draw:line>
        <draw:frame draw:style-name="gr8" draw:text-style-name="P3" draw:layer="layout" svg:width="3.039cm" svg:height="1.484cm" svg:x="8.747cm" svg:y="7.39cm">
          <draw:text-box>
            <text:p><text:span text:style-name="T2">Port out-of-sequence fixes to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on Cahenzli</meta:initial-creator>
    <meta:creation-date>2014-05-20T15:17:45.916322247</meta:creation-date>
    <dc:date>2014-05-22T15:52:09.490148267</dc:date>
    <dc:creator>Ramon Cahenzli</dc:creator>
    <meta:editing-duration>PT1H38M18S</meta:editing-duration>
    <meta:editing-cycles>28</meta:editing-cycles>
    <meta:generator>LibreOffice/4.1.6.2$Linux_X86_64 LibreOffice_project/410m0$Build-2</meta:generator>
    <meta:document-statistic meta:object-count="26"/>
  </office:meta>
</office:document-meta>
</file>